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75pt"/>
    </style:style>
    <style:style style:name="ro1" style:family="table-row">
      <style:table-row-properties style:row-height="23.0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aruda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Garuda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Garuda"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Garuda" fo:font-size="12pt" style:font-size-asian="12pt" style:font-size-complex="12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Garuda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font-name="Garuda"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Garuda" fo:font-size="12pt" style:font-size-asian="12pt" style:font-size-complex="12pt"/>
    </style:style>
    <style:style style:name="gr1" style:family="graphic">
      <style:graphic-properties svg:stroke-color="#000000" draw:fill-color="#a1467e" draw:textarea-horizontal-align="justify" draw:textarea-vertical-align="middle" draw:auto-grow-height="false" fo:min-height="23.02pt" fo:min-width="10.94pt"/>
    </style:style>
    <style:style style:name="P1" style:family="paragraph">
      <loext:graphic-properties draw:fill-color="#a1467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table:style-name="Default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>
            <draw:custom-shape draw:z-index="0" draw:style-name="gr1" draw:text-style-name="P1" svg:width="21.88pt" svg:height="26.25pt" svg:x="18.62pt" svg:y="8.22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Left Basket (none): 0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none): 0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/>
          <table:table-cell table:style-name="ce5" table:number-columns-repeated="3"/>
          <table:table-cell table:style-name="ce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>
            <draw:custom-shape draw:z-index="1" draw:style-name="gr1" draw:text-style-name="P1" svg:width="21.88pt" svg:height="26.25pt" svg:x="18.62pt" svg:y="8.22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none): 0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2" draw:style-name="gr1" draw:text-style-name="P1" svg:width="21.88pt" svg:height="26.25pt" svg:x="17.09pt" svg:y="10.46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custom-shape draw:z-index="3" draw:style-name="gr1" draw:text-style-name="P1" svg:width="21.88pt" svg:height="26.25pt" svg:x="19.5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4" draw:style-name="gr1" draw:text-style-name="P1" svg:width="21.88pt" svg:height="26.25pt" svg:x="20.3pt" svg:y="8.9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7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>
            <draw:custom-shape draw:z-index="5" draw:style-name="gr1" draw:text-style-name="P1" svg:width="21.88pt" svg:height="26.25pt" svg:x="20.38pt" svg:y="9.75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16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style-name="Default">
            <draw:custom-shape draw:z-index="6" draw:style-name="gr1" draw:text-style-name="P1" svg:width="21.88pt" svg:height="26.25pt" svg:x="21.17pt" svg:y="9.75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10</text:p>
          </table:table-cell>
          <table:table-cell table:style-name="ce6" table:number-columns-repeated="2"/>
          <table:table-cell table:style-name="ce7" office:value-type="string" calcext:value-type="string">
            <text:p>Right Basket (banana): 16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custom-shape draw:z-index="7" draw:style-name="gr1" draw:text-style-name="P1" svg:width="21.88pt" svg:height="26.25pt" svg:x="19.5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8" draw:style-name="gr1" draw:text-style-name="P1" svg:width="21.88pt" svg:height="26.25pt" svg:x="20.3pt" svg:y="8.93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7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>
            <draw:custom-shape draw:z-index="9" draw:style-name="gr1" draw:text-style-name="P1" svg:width="21.88pt" svg:height="26.25pt" svg:x="20.38pt" svg:y="9.75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16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style-name="Default">
            <draw:custom-shape draw:z-index="10" draw:style-name="gr1" draw:text-style-name="P1" svg:width="21.88pt" svg:height="26.25pt" svg:x="21.17pt" svg:y="9.75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12</text:p>
          </table:table-cell>
          <table:table-cell table:style-name="ce6" table:number-columns-repeated="2"/>
          <table:table-cell table:style-name="ce7" office:value-type="string" calcext:value-type="string">
            <text:p>Right Basket (banana): 16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2:17:51.193502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42:12.505222533</meta:creation-date>
    <dc:date>2018-11-14T12:18:18.925489037</dc:date>
    <meta:editing-duration>PT51M21S</meta:editing-duration>
    <meta:editing-cycles>6</meta:editing-cycles>
    <meta:generator>LibreOffice/6.1.2.1$Linux_X86_64 LibreOffice_project/10$Build-1</meta:generator>
    <meta:document-statistic meta:table-count="1" meta:cell-count="198" meta:object-count="11"/>
  </office:meta>
</office:document-meta>
</file>